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0201in" fo:margin-right="0in" fo:text-indent="0.2in" style:auto-text-indent="false" style:page-number="auto"/>
      <style:text-properties style:font-name="Consolas" fo:font-size="14pt" style:font-name-asian="Consolas" style:font-size-asian="14pt" style:font-name-complex="Consolas" style:font-size-complex="14pt"/>
    </style:style>
    <style:style style:name="P2" style:family="paragraph" style:parent-style-name="Standard">
      <style:paragraph-properties fo:margin-left="-0.0201in" fo:margin-right="0in" fo:text-align="start" style:justify-single-word="false" fo:text-indent="0.2in" style:auto-text-indent="false" style:text-autospace="none"/>
      <style:text-properties style:font-name="Consolas" fo:font-size="14pt" style:font-name-asian="Consolas" style:font-size-asian="14pt" style:font-name-complex="Consolas"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男は顔面の皮膚が溶けているかのように汗と涙をしたたらせて女に哀願した。しかし女 は首をゆっくりと横に振ってそれに応える。えんじがかった赤毛の細い束が数本女の白い ひたいに触れてゆれる。否、という意思表示である。</text:p>
      <text:p text:style-name="P2">「アンタの首をファクトリーで換金しないと、力1^^リッジの充電ができないのよねえ。 加熱できなきやあたしの赤熱脚がただの飛び出しナィフになっちやうじやない」</text:p>
      <text:p text:style-name="P2">女は男を踏みつけたまま横にむきを変えると' ゆっくりと震える男の頸の横に右足を踏 み出した。、っつぶせに倒れる男の目は飛び出さんばかりに見開かれて女の冷たい^色をし た鋼鉄の脚部を見つめる。</text:p>
      <text:p text:style-name="P2">「せっかくだから、赤熱脚をまぢかで見せてあげるよ、ねえ。ホラ、まだ余熱で熱いから ね」</text:p>
      <text:p text:style-name="P2">モジユIルの駆動音とともに女のスティール製の爪先が割れると、ふくらはぎの部分か ら槍の鋭さとナタの厚みを持った剣吞なブレードがくるぶしを起点にゆっくりと現われた。 ブレードは焼けてかすかに黒ずんでおり、薄く炭のようなものが刃に付着している。</text:p>
      <text:p text:style-name="P2">その中心部がじんわりと赤く、熱を含んでい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tb-rl"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5-04T19:58:29.06</dc:date>
    <meta:editing-duration>PT19H8M11S</meta:editing-duration>
    <meta:editing-cycles>22</meta:editing-cycles>
    <meta:generator>OpenOffice/4.1.5$Win32 OpenOffice.org_project/415m1$Build-9789</meta:generator>
    <dc:creator>Jo Jaquinta</dc:creator>
    <meta:document-statistic meta:table-count="0" meta:image-count="0" meta:object-count="0" meta:page-count="1" meta:paragraph-count="6" meta:word-count="452" meta:character-count="463"/>
  </office:meta>
</office:document-meta>
</file>